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1.299cm" fo:min-width="5.875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1.3cm" fo:min-width="3.399cm" fo:padding-top="0.176cm" fo:padding-bottom="0.176cm" fo:padding-left="0.301cm" fo:padding-right="0.30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995cm" fo:min-width="3.721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073cm" fo:min-width="3.272cm"/>
    </style:style>
    <style:style style:name="gr6" style:family="graphic" style:parent-style-name="standard">
      <style:graphic-properties draw:stroke="none" svg:stroke-color="#000000" draw:fill="none" draw:fill-color="#ffffff" fo:min-height="1.909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89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1.299cm" fo:min-width="8.034cm" fo:padding-top="0.176cm" fo:padding-bottom="0.176cm" fo:padding-left="0.301cm" fo:padding-right="0.301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4.12cm" fo:min-width="11.714cm"/>
    </style:style>
    <style:style style:name="gr13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1.905cm" fo:min-width="5.367cm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2.909cm" fo:min-width="8.034cm" fo:padding-top="0.176cm" fo:padding-bottom="0.176cm" fo:padding-left="0.301cm" fo:padding-right="0.301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879cm" fo:min-width="8.482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88cm" fo:min-width="8.482cm"/>
    </style:style>
    <style:style style:name="gr17" style:family="graphic" style:parent-style-name="standard">
      <style:graphic-properties draw:textarea-vertical-align="middle" draw:auto-grow-height="false" fo:min-height="3.392cm" fo:min-width="3.288cm"/>
    </style:style>
    <style:style style:name="gr18" style:family="graphic" style:parent-style-name="standard">
      <style:graphic-properties draw:stroke="none" svg:stroke-color="#000000" draw:fill="none" draw:fill-color="#ffffff" fo:min-height="4.195cm"/>
    </style:style>
    <style:style style:name="gr19" style:family="graphic" style:parent-style-name="standard">
      <style:graphic-properties draw:textarea-horizontal-align="justify" draw:textarea-vertical-align="middle" draw:auto-grow-height="false" fo:min-height="0.576cm" fo:min-width="1.16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4.834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593cm" fo:min-width="2.359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1.905cm" fo:min-width="8.288cm" fo:padding-top="0.176cm" fo:padding-bottom="0.176cm" fo:padding-left="0.301cm" fo:padding-right="0.301cm"/>
    </style:style>
    <style:style style:name="gr25" style:family="graphic" style:parent-style-name="standard">
      <style:graphic-properties svg:stroke-color="#000000" draw:fill-color="#a3238e" draw:textarea-vertical-align="middle" draw:auto-grow-height="false" fo:min-height="2.29cm" fo:min-width="1.659cm"/>
    </style:style>
    <style:style style:name="gr26" style:family="graphic" style:parent-style-name="standard">
      <style:graphic-properties draw:textarea-vertical-align="middle" draw:auto-grow-height="false" fo:min-height="0cm" fo:min-width="0cm"/>
    </style:style>
    <style:style style:name="gr27" style:family="graphic" style:parent-style-name="standard">
      <style:graphic-properties draw:stroke="none" svg:stroke-color="#000000" draw:fill="none" draw:fill-color="#ffffff" fo:min-height="0.766cm"/>
    </style:style>
    <style:style style:name="gr28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1.299cm" fo:min-width="14.384cm" fo:padding-top="0.176cm" fo:padding-bottom="0.176cm" fo:padding-left="0.301cm" fo:padding-right="0.301cm"/>
    </style:style>
    <style:style style:name="gr29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1.299cm" fo:min-width="15.772cm" fo:padding-top="0.176cm" fo:padding-bottom="0.176cm" fo:padding-left="0.301cm" fo:padding-right="0.301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3.18cm" fo:min-width="6.87cm"/>
    </style:style>
    <style:style style:name="gr31" style:family="graphic" style:parent-style-name="standard">
      <style:graphic-properties draw:stroke="none" svg:stroke-color="#000000" draw:fill="none" draw:fill-color="#ffffff" fo:min-height="4.978cm"/>
    </style:style>
    <style:style style:name="gr32" style:family="graphic" style:parent-style-name="standard">
      <style:graphic-properties draw:textarea-horizontal-align="justify" draw:textarea-vertical-align="middle" draw:auto-grow-height="false" fo:min-height="6.481cm" fo:min-width="4.1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34" style:family="graphic" style:parent-style-name="standard">
      <style:graphic-properties draw:textarea-horizontal-align="justify" draw:textarea-vertical-align="middle" draw:auto-grow-height="false" fo:min-height="2.751cm" fo:min-width="0.834cm"/>
    </style:style>
    <style:style style:name="gr35" style:family="graphic" style:parent-style-name="standard">
      <style:graphic-properties draw:stroke="none" svg:stroke-color="#000000" draw:fill="none" draw:fill-color="#ffffff" fo:min-height="3.433cm"/>
    </style:style>
    <style:style style:name="gr36" style:family="graphic" style:parent-style-name="standard">
      <style:graphic-properties draw:textarea-vertical-align="middle" draw:auto-grow-height="false" fo:min-height="3.561cm" fo:min-width="4.835cm"/>
    </style:style>
    <style:style style:name="gr37" style:family="graphic" style:parent-style-name="standard">
      <style:graphic-properties draw:stroke="none" svg:stroke-color="#000000" draw:fill="none" draw:fill-color="#ffffff" fo:min-height="2.544cm"/>
    </style:style>
    <style:style style:name="gr38" style:family="graphic" style:parent-style-name="standard">
      <style:graphic-properties svg:stroke-color="#000000" draw:fill-color="#ed1c24" draw:textarea-horizontal-align="justify" draw:textarea-vertical-align="middle" draw:auto-grow-height="false" fo:min-height="0.385cm" fo:min-width="9.914cm"/>
    </style:style>
    <style:style style:name="gr39" style:family="graphic" style:parent-style-name="standard">
      <style:graphic-properties draw:stroke="none" svg:stroke-color="#000000" draw:fill="none" draw:fill-color="#ffffff" fo:min-height="2.134cm"/>
    </style:style>
    <style:style style:name="gr40" style:family="graphic" style:parent-style-name="objectwithoutfill">
      <style:graphic-properties svg:stroke-width="0.102cm" svg:stroke-color="#0000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41" style:family="graphic" style:parent-style-name="standard">
      <style:graphic-properties draw:stroke="none" svg:stroke-color="#000000" draw:fill="none" draw:fill-color="#ffffff" fo:min-height="2.845cm"/>
    </style:style>
    <style:style style:name="gr42" style:family="graphic" style:parent-style-name="standard">
      <style:graphic-properties svg:stroke-color="#000000" draw:fill-color="#f58220" draw:textarea-vertical-align="middle" draw:auto-grow-height="false" fo:min-height="3.179cm" fo:min-width="4.327cm"/>
    </style:style>
    <style:style style:name="gr43" style:family="graphic" style:parent-style-name="standard">
      <style:graphic-properties svg:stroke-color="#000000" draw:fill-color="#ed1c24" draw:textarea-horizontal-align="justify" draw:textarea-vertical-align="middle" draw:auto-grow-height="false" fo:min-height="0.47cm" fo:min-width="0.129cm"/>
    </style:style>
    <style:style style:name="gr44" style:family="graphic" style:parent-style-name="standard">
      <style:graphic-properties draw:stroke="none" svg:stroke-color="#000000" draw:fill="none" draw:fill-color="#ffffff" fo:min-height="2.29cm"/>
    </style:style>
    <style:style style:name="gr45" style:family="graphic" style:parent-style-name="standard">
      <style:graphic-properties svg:stroke-color="#000000" draw:fill-color="#f58220" draw:textarea-vertical-align="middle" draw:auto-grow-height="false" fo:min-height="3.179cm" fo:min-width="4.326cm"/>
    </style:style>
    <style:style style:name="gr46" style:family="graphic" style:parent-style-name="standard">
      <style:graphic-properties svg:stroke-color="#ed1c24" draw:fill-color="#ed1c24" draw:textarea-horizontal-align="justify" draw:textarea-vertical-align="middle" draw:auto-grow-height="false" fo:min-height="2.417cm" fo:min-width="2.294cm"/>
    </style:style>
    <style:style style:name="gr47" style:family="graphic" style:parent-style-name="standard">
      <style:graphic-properties svg:stroke-color="#21409a" draw:fill-color="#21409a" draw:textarea-horizontal-align="justify" draw:textarea-vertical-align="middle" draw:auto-grow-height="false" fo:min-height="2.417cm" fo:min-width="2.294cm"/>
    </style:style>
    <style:style style:name="gr48" style:family="graphic" style:parent-style-name="objectwithoutfill">
      <style:graphic-properties svg:stroke-width="0.762cm" svg:stroke-color="#000000" draw:marker-start-width="2.489cm" draw:marker-end-width="2.489cm" draw:fill="none" draw:textarea-vertical-align="middle" fo:padding-top="0.505cm" fo:padding-bottom="0.505cm" fo:padding-left="0.63cm" fo:padding-right="0.63cm"/>
    </style:style>
    <style:style style:name="gr49" style:family="graphic" style:parent-style-name="objectwithoutfill">
      <style:graphic-properties svg:stroke-width="0.254cm" svg:stroke-color="#000000" draw:marker-start-width="0.965cm" draw:marker-end-width="0.965cm" draw:fill="none" draw:fill-color="#00a65d" draw:textarea-vertical-align="middle" fo:padding-top="0.251cm" fo:padding-bottom="0.251cm" fo:padding-left="0.376cm" fo:padding-right="0.376cm"/>
    </style:style>
    <style:style style:name="gr50" style:family="graphic" style:parent-style-name="standard">
      <style:graphic-properties draw:stroke="none" svg:stroke-color="#000000" draw:fill="none" draw:fill-color="#ffffff" fo:min-height="15.752cm"/>
    </style:style>
    <style:style style:name="gr51" style:family="graphic" style:parent-style-name="standard">
      <style:graphic-properties svg:stroke-width="0.152cm" svg:stroke-color="#000000" draw:marker-start-width="0.66cm" draw:marker-end-width="0.66cm" draw:fill-color="#ffffff" draw:textarea-horizontal-align="justify" draw:textarea-vertical-align="middle" draw:auto-grow-height="false" fo:min-height="2.354cm" fo:min-width="2.359cm" fo:padding-top="0.201cm" fo:padding-bottom="0.201cm" fo:padding-left="0.326cm" fo:padding-right="0.326cm"/>
    </style:style>
    <style:style style:name="gr52" style:family="graphic" style:parent-style-name="standard">
      <style:graphic-properties svg:stroke-color="#000000" draw:fill-color="#ed1c24" draw:textarea-horizontal-align="justify" draw:textarea-vertical-align="middle" draw:auto-grow-height="false" fo:min-height="2.29cm" fo:min-width="4.834cm"/>
    </style:style>
    <style:style style:name="gr53" style:family="graphic" style:parent-style-name="standard">
      <style:graphic-properties svg:stroke-color="#000000" draw:fill-color="#21409a" draw:textarea-horizontal-align="justify" draw:textarea-vertical-align="middle" draw:auto-grow-height="false" fo:min-height="2.29cm" fo:min-width="4.834cm"/>
    </style:style>
    <style:style style:name="gr54" style:family="graphic" style:parent-style-name="standard">
      <style:graphic-properties svg:stroke-color="#ed1c24" draw:fill-color="#ffffff" draw:textarea-horizontal-align="justify" draw:textarea-vertical-align="middle" draw:auto-grow-height="false" fo:min-height="3.941cm" fo:min-width="8.39cm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10.291cm" fo:min-width="16.391cm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1.846cm" fo:min-width="4.263cm"/>
    </style:style>
    <style:style style:name="gr57" style:family="graphic" style:parent-style-name="standard">
      <style:graphic-properties draw:stroke="none" svg:stroke-color="#000000" draw:fill="none" draw:fill-color="#ffffff" fo:min-height="0.512cm"/>
    </style:style>
    <style:style style:name="gr58" style:family="graphic" style:parent-style-name="standard">
      <style:graphic-properties svg:stroke-width="0.102cm" svg:stroke-color="#000000" draw:marker-start-width="0.508cm" draw:marker-end-width="0.508cm" draw:fill-color="#ffffff" draw:textarea-horizontal-align="justify" draw:textarea-vertical-align="middle" draw:auto-grow-height="false" fo:min-height="1.909cm" fo:min-width="9.025cm" fo:padding-top="0.175cm" fo:padding-bottom="0.175cm" fo:padding-left="0.3cm" fo:padding-right="0.3cm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1.846cm" fo:min-width="5.088cm"/>
    </style:style>
    <style:style style:name="gr60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2.036cm" fo:min-width="14.359cm" fo:padding-top="0.176cm" fo:padding-bottom="0.176cm" fo:padding-left="0.301cm" fo:padding-right="0.301cm"/>
    </style:style>
    <style:style style:name="gr61" style:family="graphic" style:parent-style-name="standard">
      <style:graphic-properties draw:textarea-vertical-align="middle" draw:auto-grow-height="false" fo:min-height="3.18cm" fo:min-width="2.295cm"/>
    </style:style>
    <style:style style:name="gr62" style:family="graphic" style:parent-style-name="standard">
      <style:graphic-properties draw:textarea-horizontal-align="justify" draw:textarea-vertical-align="middle" draw:auto-grow-height="false" fo:min-height="0.766cm" fo:min-width="2.613cm"/>
    </style:style>
    <style:style style:name="gr63" style:family="graphic" style:parent-style-name="standard">
      <style:graphic-properties draw:stroke="none" svg:stroke-color="#000000" draw:fill="none" draw:fill-color="#ffffff" fo:min-height="2.41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3pt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a3238e"/>
      <style:paragraph-properties fo:text-align="center"/>
    </style:style>
    <style:style style:name="P7" style:family="paragraph">
      <loext:graphic-properties draw:fill="none" draw:fill-color="#ffffff"/>
      <style:text-properties fo:font-size="22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ed1c24"/>
      <style:paragraph-properties fo:text-align="center"/>
    </style:style>
    <style:style style:name="P9" style:family="paragraph">
      <loext:graphic-properties draw:fill-color="#f58220"/>
      <style:paragraph-properties fo:text-align="center"/>
    </style:style>
    <style:style style:name="P10" style:family="paragraph">
      <loext:graphic-properties draw:fill-color="#21409a"/>
      <style:paragraph-properties fo:text-align="center"/>
    </style:style>
    <style:style style:name="P11" style:family="paragraph">
      <loext:graphic-properties draw:fill="none" draw:fill-color="#00a65d"/>
      <style:paragraph-properties fo:text-align="center"/>
    </style:style>
    <style:style style:name="P12" style:family="paragraph">
      <style:text-properties fo:font-size="26pt"/>
    </style:style>
    <style:style style:name="P13" style:family="paragraph">
      <loext:graphic-properties draw:fill="none" draw:fill-color="#ffffff"/>
      <style:text-properties fo:font-size="26p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font-weight="bold" style:font-size-asian="18pt" style:font-weight-asian="bold" style:font-size-complex="18pt" style:font-weight-complex="bold"/>
    </style:style>
    <style:style style:name="T4" style:family="text">
      <style:text-properties fo:font-size="26pt" fo:font-weight="bold" style:font-weight-asian="bold" style:font-weight-complex="bold"/>
    </style:style>
    <style:style style:name="T5" style:family="text">
      <style:text-properties fo:font-size="26pt"/>
    </style:style>
    <style:style style:name="T6" style:family="text">
      <style:text-properties fo:color="#72bf44" fo:font-size="26pt"/>
    </style:style>
    <style:style style:name="T7" style:family="text">
      <style:text-properties fo:color="#00a65d" fo:font-size="2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a65d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72bf44" fo:font-size="2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77cm" svg:height="1.651cm" svg:x="6.461cm" svg:y="1.762cm">
          <text:p text:style-name="P1">rotateUntil_ProxTrig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8.001cm" svg:height="3.302cm" svg:x="5.445cm" svg:y="3.921cm">
          <text:p text:style-name="P1"><text:span text:style-name="T1">*debug_error == NO_ERR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2" draw:id="id2" draw:layer="layout" svg:width="5.969cm" svg:height="3.175cm" svg:x="0.746cm" svg:y="7.477cm">
          <text:p text:style-name="P1">Sets desired </text:p>
          <text:p text:style-name="P1">proximity swit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6.477cm" svg:height="1.651cm" svg:x="0.746cm" svg:y="12.049cm">
          <text:p text:style-name="P1">runUntil_ctSpeed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477cm" svg:height="1.673cm" svg:x="7.477cm" svg:y="11.9cm">
          <draw:text-box>
            <text:p>Executed for each wheel!</text:p>
          </draw:text-box>
        </draw:frame>
        <draw:custom-shape draw:style-name="gr5" draw:text-style-name="P2" xml:id="id4" draw:id="id4" draw:layer="layout" svg:width="5.334cm" svg:height="4.699cm" svg:x="1.254cm" svg:y="14.589cm">
          <text:p text:style-name="P1">checks proximity</text:p>
          <text:p text:style-name="P1">switch state – termi-</text:p>
          <text:p text:style-name="P1">Nates:</text:p>
          <text:p text:style-name="P1">State == L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4.572cm" svg:height="2.159cm" svg:x="7.096cm" svg:y="15.732cm">
          <draw:text-box>
            <text:p>Timeout 5sec!</text:p>
          </draw:text-box>
        </draw:frame>
        <draw:frame draw:style-name="gr7" draw:text-style-name="P4" draw:layer="layout" svg:width="2.032cm" svg:height="0.962cm" svg:x="1.762cm" svg:y="1.508cm">
          <draw:text-box>
            <text:p>void</text:p>
          </draw:text-box>
        </draw:frame>
        <draw:connector draw:style-name="gr8" draw:text-style-name="P1" draw:layer="layout" svg:x1="5.445cm" svg:y1="5.572cm" svg:x2="3.731cm" svg:y2="7.477cm" draw:start-shape="id1" draw:start-glue-point="5" draw:end-shape="id2" draw:end-glue-point="4" svg:d="M5445 5572h-1714v1905" svg:viewBox="0 0 1715 1906">
          <text:p/>
        </draw:connector>
        <draw:connector draw:style-name="gr8" draw:text-style-name="P1" draw:layer="layout" svg:x1="3.731cm" svg:y1="10.652cm" svg:x2="3.984cm" svg:y2="12.049cm" draw:start-shape="id2" draw:start-glue-point="8" draw:end-shape="id3" draw:end-glue-point="0" svg:d="M3731 10652v673h253v724" svg:viewBox="0 0 254 1398">
          <text:p/>
        </draw:connector>
        <draw:connector draw:style-name="gr8" draw:text-style-name="P1" draw:layer="layout" svg:x1="3.984cm" svg:y1="13.7cm" svg:x2="3.921cm" svg:y2="14.589cm" draw:start-shape="id3" draw:start-glue-point="2" draw:end-shape="id4" draw:end-glue-point="4" svg:d="M3984 13700v469h-63v420" svg:viewBox="0 0 64 890">
          <text:p/>
        </draw:connector>
        <draw:frame draw:style-name="gr9" draw:text-style-name="P4" draw:layer="layout" svg:width="3.048cm" svg:height="1.143cm" svg:x="1.762cm" svg:y="4.81cm">
          <draw:text-box>
            <text:p>true</text:p>
          </draw:text-box>
        </draw:frame>
        <draw:line draw:style-name="gr10" draw:text-style-name="P5" draw:layer="layout" svg:x1="4.048cm" svg:y1="19.288cm" svg:x2="9.636cm" svg:y2="21.193cm">
          <text:p/>
        </draw:line>
        <draw:custom-shape draw:style-name="gr3" draw:text-style-name="P2" xml:id="id5" draw:id="id5" draw:layer="layout" svg:width="5.969cm" svg:height="3.175cm" svg:x="6.715cm" svg:y="21.32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13.446cm" svg:y1="5.572cm" svg:x2="12.684cm" svg:y2="22.908cm" draw:start-shape="id1" draw:start-glue-point="7" draw:end-shape="id5" draw:end-glue-point="10" svg:d="M13446 5572h551v17336h-1313" svg:viewBox="0 0 1314 17337">
          <text:p/>
        </draw:connector>
      </draw:page>
      <draw:page draw:name="page2" draw:style-name="dp1" draw:master-page-name="Default">
        <draw:custom-shape draw:style-name="gr11" draw:text-style-name="P2" xml:id="id6" draw:id="id6" draw:layer="layout" svg:width="8.636cm" svg:height="1.651cm" svg:x="4.556cm" svg:y="1.762cm">
          <text:p text:style-name="P1">driveUntil_FixedDistPID</text:p>
          <draw:enhanced-geometry svg:viewBox="0 0 21600 21600" draw:type="rectangle" draw:enhanced-path="M 0 0 L 21600 0 21600 21600 0 21600 0 0 Z N"/>
        </draw:custom-shape>
        <draw:custom-shape draw:style-name="gr11" draw:text-style-name="P2" xml:id="id7" draw:id="id7" draw:layer="layout" svg:width="8.636cm" svg:height="1.651cm" svg:x="4.556cm" svg:y="5.318cm">
          <text:p text:style-name="P1">initialize_FixedDistPID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636cm" svg:height="1.651cm" svg:x="4.556cm" svg:y="8.239cm">
          <text:p text:style-name="P1">start_PID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636cm" svg:height="1.651cm" svg:x="4.556cm" svg:y="8.239cm">
          <text:p text:style-name="P1">start_PID</text:p>
          <draw:enhanced-geometry svg:viewBox="0 0 21600 21600" draw:type="rectangle" draw:enhanced-path="M 0 0 L 21600 0 21600 21600 0 21600 0 0 Z N"/>
        </draw:custom-shape>
        <draw:custom-shape draw:style-name="gr11" draw:text-style-name="P2" xml:id="id8" draw:id="id8" draw:layer="layout" svg:width="8.636cm" svg:height="1.651cm" svg:x="4.556cm" svg:y="8.239cm">
          <text:p text:style-name="P1">start_PID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7.272cm" svg:height="20.32cm" svg:x="1.508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5.969cm" svg:height="2.257cm" svg:x="7.096cm" svg:y="17.92cm">
          <text:p text:style-name="P1">updateSonar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8.636cm" svg:height="3.261cm" svg:x="5.445cm" svg:y="20.599cm">
          <text:p text:style-name="P1">update_FixedDistPID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2.7cm" svg:height="3.011cm" svg:x="3.921cm" svg:y="24.151cm">
          <text:p text:style-name="P1">Check if wheels stopped rota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2.7cm" svg:height="3.01cm" svg:x="4.175cm" svg:y="27.289cm">
          <text:p text:style-name="P1">Check Do-while loop stopping criter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8.874cm" svg:y1="3.413cm" svg:x2="8.874cm" svg:y2="5.318cm" draw:start-shape="id6" draw:start-glue-point="2" draw:end-shape="id7" draw:end-glue-point="0" svg:d="M8874 3413v1905" svg:viewBox="0 0 1 1906">
          <text:p/>
        </draw:connector>
        <draw:connector draw:style-name="gr8" draw:text-style-name="P1" draw:layer="layout" svg:x1="8.874cm" svg:y1="6.969cm" svg:x2="8.874cm" svg:y2="8.239cm" draw:start-shape="id7" draw:start-glue-point="2" draw:end-shape="id8" svg:d="M8874 6969v1270" svg:viewBox="0 0 1 1271">
          <text:p/>
        </draw:connector>
        <draw:custom-shape draw:style-name="gr17" draw:text-style-name="P1" draw:layer="layout" svg:width="3.787cm" svg:height="3.642cm" draw:transform="skewX (0.0324631240870945) rotate (-1.46136418269485) translate (20.017cm 13.95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8" draw:text-style-name="P1" draw:layer="layout" svg:x1="8.874cm" svg:y1="9.89cm" svg:x2="10.144cm" svg:y2="11.287cm" draw:start-shape="id8" draw:start-glue-point="2" svg:d="M8874 9890v974h1270v423" svg:viewBox="0 0 1271 1398">
          <text:p/>
        </draw:connector>
        <draw:frame draw:style-name="gr18" draw:text-style-name="P4" draw:layer="layout" svg:width="8.128cm" svg:height="4.445cm" svg:x="5.445cm" svg:y="33.131cm">
          <draw:text-box>
            <text:p>Must add a debug error code stopping criterion!!!</text:p>
          </draw:text-box>
        </draw:frame>
        <draw:custom-shape draw:style-name="gr11" draw:text-style-name="P2" draw:layer="layout" svg:width="8.636cm" svg:height="1.651cm" svg:x="4.556cm" svg:y="1.762cm">
          <text:p text:style-name="P1">driveUntil_FixedDistPID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measurelines" svg:width="1.905cm" svg:height="1.651cm" svg:x="13.954cm" svg:y="5.31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4" draw:layer="measurelines" svg:width="8.829cm" svg:height="3.806cm" svg:x="16.367cm" svg:y="4.306cm">
          <draw:text-box>
            <text:p>Ptr2ping</text:p>
            <text:p>DESIRED_DIST_CM</text:p>
            <text:p>WHEEL_DIRS</text:p>
            <text:p>KILL_MOTION_TRIGGERED</text:p>
            <text:p>debug_error</text:p>
          </draw:text-box>
        </draw:frame>
        <draw:line draw:style-name="gr10" draw:text-style-name="P5" draw:layer="measurelines" svg:x1="13.7cm" svg:y1="9.255cm" svg:x2="22.082cm" svg:y2="10.144cm">
          <text:p/>
        </draw:line>
        <draw:custom-shape draw:style-name="gr21" draw:text-style-name="P2" draw:layer="measurelines" svg:width="5.334cm" svg:height="2.286cm" svg:x="22.717cm" svg:y="8.493cm">
          <text:p text:style-name="P1">setSpeed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measurelines" svg:width="5.334cm" svg:height="2.286cm" svg:x="22.717cm" svg:y="11.16cm">
          <text:p text:style-name="P1">rotateWheel</text:p>
          <draw:enhanced-geometry svg:viewBox="0 0 21600 21600" draw:type="rectangle" draw:enhanced-path="M 0 0 L 21600 0 21600 21600 0 21600 0 0 Z N"/>
        </draw:custom-shape>
        <draw:line draw:style-name="gr10" draw:text-style-name="P5" draw:layer="measurelines" svg:x1="13.573cm" svg:y1="5.318cm" svg:x2="22.971cm" svg:y2="2.905cm">
          <text:p/>
        </draw:line>
        <draw:custom-shape draw:style-name="gr21" draw:text-style-name="P2" draw:layer="measurelines" svg:width="5.334cm" svg:height="2.286cm" svg:x="23.098cm" svg:y="1.508cm">
          <text:p text:style-name="P1"><text:s/>_DIR = DIR;</text:p>
          <draw:enhanced-geometry svg:viewBox="0 0 21600 21600" draw:type="rectangle" draw:enhanced-path="M 0 0 L 21600 0 21600 21600 0 21600 0 0 Z N"/>
        </draw:custom-shape>
        <draw:line draw:style-name="gr10" draw:text-style-name="P5" draw:layer="measurelines" svg:x1="25.257cm" svg:y1="13.065cm" svg:x2="25.257cm" svg:y2="20.431cm">
          <text:p/>
        </draw:line>
        <draw:custom-shape draw:style-name="gr22" draw:text-style-name="P2" draw:layer="measurelines" svg:width="5.715cm" svg:height="3.683cm" svg:x="22.336cm" svg:y="20.558cm">
          <text:p text:style-name="P1">Checks _DIR !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2" draw:layer="measurelines" svg:width="5.334cm" svg:height="2.286cm" svg:x="22.59cm" svg:y="26.654cm">
          <text:p text:style-name="P1">_MOTION_STATE</text:p>
          <text:p text:style-name="P1"><text:s/>=</text:p>
          <text:p text:style-name="P1"><text:s/>is_moving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measurelines" svg:width="5.334cm" svg:height="2.286cm" svg:x="22.59cm" svg:y="24.241cm">
          <text:p text:style-name="P1">Moves motor fwd</text:p>
          <text:p text:style-name="P1"><text:s/>OR bwd </text:p>
          <draw:enhanced-geometry svg:viewBox="0 0 21600 21600" draw:type="rectangle" draw:enhanced-path="M 0 0 L 21600 0 21600 21600 0 21600 0 0 Z N"/>
        </draw:custom-shape>
        <draw:path draw:style-name="gr23" draw:text-style-name="P5" draw:layer="measurelines" svg:width="11.982cm" svg:height="9.315cm" draw:transform="rotate (0.2769837522915) translate (17.3975893940023cm 20.9164412907623cm)" svg:viewBox="0 0 11983 9316" svg:d="M0 9316c855-315 331-1369 479-1980 133-554-29-1152 104-1705 131-544 87-1069 120-1616 43-687 67-1385 362-2013 203-434 533-802 903-1098 503-402 1161-447 1749-645 740-249 1505-163 2270-244 633-66 1266 101 1902 161 643 60 1286 107 1929 209 698 111 1373 328 2047 539l118 34">
          <text:p/>
        </draw:path>
        <draw:path draw:style-name="gr23" draw:text-style-name="P5" draw:layer="measurelines" svg:width="7.003cm" svg:height="6.383cm" draw:transform="rotate (-3.14159265358979) translate (28.29cm 14.305349607818cm)" svg:viewBox="0 0 7004 6384" svg:d="M3786 6368c578 86 1088-198 1628-326 564-133 1077-497 1424-977 417-577-60-1184-244-1710-210-599-451-1197-936-1668-528-513-1016-1155-1750-1425-763-281-1593-359-2361-122l-733 285-488 244-326 41">
          <text:p/>
        </draw:path>
        <draw:custom-shape draw:style-name="gr24" draw:text-style-name="P2" draw:layer="measurelines" svg:width="8.89cm" svg:height="2.257cm" svg:x="5.699cm" svg:y="12.811cm">
          <text:p text:style-name="P1">updateLaserTriggers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measurelines" svg:width="5.969cm" svg:height="2.257cm" svg:x="7.096cm" svg:y="15.38cm">
          <text:p text:style-name="P1">autoAlign</text:p>
          <draw:enhanced-geometry svg:viewBox="0 0 21600 21600" draw:type="rectangle" draw:enhanced-path="M 0 0 L 21600 0 21600 21600 0 21600 0 0 Z N"/>
        </draw:custom-shape>
        <draw:custom-shape draw:style-name="gr25" draw:text-style-name="P6" draw:layer="measurelines" svg:width="2.159cm" svg:height="2.54cm" svg:x="5.952cm" svg:y="14.208cm">
          <text:p/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26" draw:text-style-name="P1" draw:layer="measurelines" svg:width="0.127cm" svg:height="0.001cm" svg:x="3.793cm" svg:y="11.922cm">
          <text:p/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27" draw:text-style-name="P4" draw:layer="measurelines" svg:width="6.731cm" svg:height="1.016cm" svg:x="-1.921cm" svg:y="5.699cm">
          <draw:text-box>
            <text:p>(ptr2RobotWheel+i)-&gt;</text:p>
          </draw:text-box>
        </draw:frame>
        <draw:frame draw:style-name="gr27" draw:text-style-name="P4" draw:layer="measurelines" svg:width="6.731cm" svg:height="1.016cm" svg:x="-2.048cm" svg:y="8.493cm">
          <draw:text-box>
            <text:p>(ptr2RobotWheel+i)-&gt;</text:p>
          </draw:text-box>
        </draw:frame>
      </draw:page>
      <draw:page draw:name="page3" draw:style-name="dp1" draw:master-page-name="Default">
        <draw:custom-shape draw:style-name="gr11" draw:text-style-name="P2" xml:id="id9" draw:id="id9" draw:layer="layout" svg:width="8.636cm" svg:height="1.651cm" svg:x="1.381cm" svg:y="1.635cm">
          <text:p text:style-name="P1">driveFor_FixedRevsPID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4.986cm" svg:height="1.651cm" svg:x="13.446cm" svg:y="6.207cm">
          <text:p text:style-name="P1">this-&gt;encoder_current_pulse = Encoder::read();</text:p>
          <draw:enhanced-geometry svg:viewBox="0 0 21600 21600" draw:type="rectangle" draw:enhanced-path="M 0 0 L 21600 0 21600 21600 0 21600 0 0 Z N"/>
        </draw:custom-shape>
        <draw:custom-shape draw:style-name="gr11" draw:text-style-name="P2" xml:id="id10" draw:id="id10" draw:layer="layout" svg:width="8.636cm" svg:height="1.651cm" svg:x="1.127cm" svg:y="6.207cm">
          <text:p text:style-name="P1">initialize_FixedRevsPID</text:p>
          <draw:enhanced-geometry svg:viewBox="0 0 21600 21600" draw:type="rectangle" draw:enhanced-path="M 0 0 L 21600 0 21600 21600 0 21600 0 0 Z N"/>
        </draw:custom-shape>
        <draw:custom-shape draw:style-name="gr11" draw:text-style-name="P2" xml:id="id11" draw:id="id11" draw:layer="layout" svg:width="8.636cm" svg:height="1.651cm" svg:x="1.127cm" svg:y="10.144cm">
          <text:p text:style-name="P1">start_PID</text:p>
          <draw:enhanced-geometry svg:viewBox="0 0 21600 21600" draw:type="rectangle" draw:enhanced-path="M 0 0 L 21600 0 21600 21600 0 21600 0 0 Z N"/>
        </draw:custom-shape>
        <draw:custom-shape draw:style-name="gr11" draw:text-style-name="P2" xml:id="id12" draw:id="id12" draw:layer="layout" svg:width="8.636cm" svg:height="1.651cm" svg:x="1.127cm" svg:y="14.081cm">
          <text:p text:style-name="P1">update_FixedRevsPID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6.374cm" svg:height="1.651cm" svg:x="13.319cm" svg:y="8.747cm">
          <text:p text:style-name="P1">this-&gt;_output_speed_pid = </text:p>
          <text:p text:style-name="P1">PID_v2::Run(abs(this-&gt;encoder_current_pulse));</text:p>
          <draw:enhanced-geometry svg:viewBox="0 0 21600 21600" draw:type="rectangle" draw:enhanced-path="M 0 0 L 21600 0 21600 21600 0 21600 0 0 Z N"/>
        </draw:custom-shape>
        <draw:custom-shape draw:style-name="gr11" draw:text-style-name="P2" xml:id="id13" draw:id="id13" draw:layer="layout" svg:width="8.636cm" svg:height="1.651cm" svg:x="16.24cm" svg:y="3.413cm">
          <text:p text:style-name="P1">update_FixedRevsPID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5.699cm" svg:y1="3.286cm" svg:x2="5.445cm" svg:y2="6.207cm" draw:start-shape="id9" draw:start-glue-point="2" draw:end-shape="id10" draw:end-glue-point="0" svg:d="M5699 3286l-254 2921" svg:viewBox="0 0 255 2922">
          <text:p/>
        </draw:connector>
        <draw:connector draw:style-name="gr10" draw:text-style-name="P5" draw:layer="layout" draw:type="line" svg:x1="5.445cm" svg:y1="7.858cm" svg:x2="5.445cm" svg:y2="10.144cm" draw:start-shape="id10" draw:start-glue-point="2" draw:end-shape="id11" svg:d="M5445 7858v2286" svg:viewBox="0 0 1 2287">
          <text:p/>
        </draw:connector>
        <draw:connector draw:style-name="gr10" draw:text-style-name="P5" draw:layer="layout" draw:type="line" svg:x1="5.445cm" svg:y1="11.795cm" svg:x2="5.445cm" svg:y2="14.081cm" draw:start-shape="id11" draw:start-glue-point="2" draw:end-shape="id12" draw:end-glue-point="0" svg:d="M5445 11795v2286" svg:viewBox="0 0 1 2287">
          <text:p/>
        </draw:connector>
        <draw:connector draw:style-name="gr10" draw:text-style-name="P5" draw:layer="layout" draw:line-skew="0cm -1.226cm" svg:x1="9.763cm" svg:y1="14.906cm" svg:x2="20.558cm" svg:y2="3.413cm" draw:start-shape="id12" draw:start-glue-point="1" draw:end-shape="id13" draw:end-glue-point="0" svg:d="M9763 14906h3239v-13271h7556v1778" svg:viewBox="0 0 10796 13272">
          <text:p/>
        </draw:connector>
        <draw:custom-shape draw:style-name="gr28" draw:text-style-name="P2" draw:layer="layout" svg:width="14.986cm" svg:height="1.651cm" svg:x="13.446cm" svg:y="11.033cm">
          <text:p text:style-name="P1">L298N::setSpeed(this-&gt;_output_speed_pid);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4.986cm" svg:height="1.651cm" svg:x="13.446cm" svg:y="13.319cm">
          <text:p text:style-name="P1">MecanumEncoderWheel::rotateWheel(debug_error);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14.739cm" svg:height="6.858cm" svg:x="13.954cm" svg:y="15.224cm">
          <text:p text:style-name="P1">KILL_MOTION_TRIGGERED== TRUE</text:p>
          <text:p text:style-name="P1">OR</text:p>
          <text:p text:style-name="P1">pulses_remain &lt;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4" draw:layer="layout" svg:width="4.191cm" svg:height="1.673cm" svg:x="23.987cm" svg:y="21.066cm">
          <draw:text-box>
            <text:p>STOP CRITERION</text:p>
          </draw:text-box>
        </draw:frame>
      </draw:page>
      <draw:page draw:name="page4" draw:style-name="dp1" draw:master-page-name="Default">
        <draw:frame draw:style-name="gr31" draw:text-style-name="P4" draw:layer="layout" svg:width="9.906cm" svg:height="5.228cm" svg:x="14.97cm" svg:y="3.9cm">
          <draw:text-box>
            <text:p><text:span text:style-name="T2">TO </text:span><text:span text:style-name="T2">DO </text:span><text:span text:style-name="T2">MET</text:span><text:span text:style-name="T2">HOD</text:span><text:span text:style-name="T2">S:</text:span></text:p>
            <text:p>1. detachNest</text:p>
            <text:p>2. alignRobot : update fn to be called in drivefor/until!</text:p>
            <text:p>3. calibrateAlignment : if 2 color sensors <text:s/>are used to align with red line</text:p>
          </draw:text-box>
        </draw:frame>
        <draw:custom-shape draw:style-name="gr32" draw:text-style-name="P1" draw:layer="layout" svg:width="4.699cm" svg:height="6.731cm" svg:x="2.016cm" svg:y="3.794cm">
          <text:p/>
          <draw:enhanced-geometry svg:viewBox="0 0 21600 21600" draw:type="rectangle" draw:enhanced-path="M 0 0 L 21600 0 21600 21600 0 21600 0 0 Z N"/>
        </draw:custom-shape>
        <draw:frame draw:style-name="gr33" draw:text-style-name="P7" draw:layer="layout" svg:width="5.969cm" svg:height="1.987cm" svg:x="1.635cm" svg:y="1.553cm">
          <draw:text-box>
            <text:p><text:span text:style-name="T3">deta</text:span><text:span text:style-name="T3">chN</text:span><text:span text:style-name="T3">est()</text:span></text:p>
          </draw:text-box>
        </draw:frame>
        <draw:custom-shape draw:style-name="gr34" draw:text-style-name="P1" draw:layer="layout" svg:width="2.667cm" svg:height="3.429cm" svg:x="3.159cm" svg:y="9.5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5" draw:text-style-name="P4" draw:layer="layout" svg:width="5.207cm" svg:height="3.683cm" svg:x="7.604cm" svg:y="9.382cm">
          <draw:text-box>
            <text:p>Drives backwards for 2 revs</text:p>
          </draw:text-box>
        </draw:frame>
        <draw:custom-shape draw:style-name="gr36" draw:text-style-name="P1" draw:layer="layout" svg:width="5.334cm" svg:height="3.81cm" svg:x="1.508cm" svg:y="14.97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7" draw:text-style-name="P4" draw:layer="layout" svg:width="9.652cm" svg:height="2.794cm" svg:x="6.08cm" svg:y="13.7cm">
          <draw:text-box>
            <text:p>Rotates 180deg or UNTIL color/laser heading sensor is triggered!</text:p>
          </draw:text-box>
        </draw:frame>
        <draw:line draw:style-name="gr23" draw:text-style-name="P5" draw:layer="layout" svg:x1="0.365cm" svg:y1="18.272cm" svg:x2="13.827cm" svg:y2="18.272cm">
          <text:p/>
        </draw:line>
        <draw:frame draw:style-name="gr33" draw:text-style-name="P7" draw:layer="layout" svg:width="6.604cm" svg:height="1.987cm" svg:x="2.397cm" svg:y="18.571cm">
          <draw:text-box>
            <text:p><text:span text:style-name="T3">atta</text:span><text:span text:style-name="T3">chN</text:span><text:span text:style-name="T3">estL</text:span><text:span text:style-name="T3">eft()</text:span></text:p>
          </draw:text-box>
        </draw:frame>
        <draw:custom-shape draw:style-name="gr38" draw:text-style-name="P8" draw:layer="layout" svg:width="10.414cm" svg:height="0.635cm" svg:x="1cm" svg:y="20.55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4.699cm" svg:height="6.731cm" draw:transform="rotate (-0.101927228316468) translate (3.564cm 23.671cm)">
          <text:p/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6.08cm" svg:y1="22.463cm" svg:x2="10.271cm" svg:y2="24.622cm">
          <text:p/>
        </draw:line>
        <draw:frame draw:style-name="gr39" draw:text-style-name="P4" draw:layer="layout" svg:width="3.937cm" svg:height="2.384cm" svg:x="10.525cm" svg:y="23.479cm">
          <draw:text-box>
            <text:p>Drives until desired distance</text:p>
          </draw:text-box>
        </draw:frame>
        <draw:line draw:style-name="gr40" draw:text-style-name="P5" draw:layer="layout" svg:x1="5.699cm" svg:y1="23.86cm" svg:x2="6.08cm" svg:y2="21.066cm">
          <text:p/>
        </draw:line>
        <draw:g>
          <draw:custom-shape draw:style-name="gr38" draw:text-style-name="P8" draw:layer="layout" svg:width="10.414cm" svg:height="0.635cm" svg:x="14.208cm" svg:y="15.60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4.699cm" svg:height="6.731cm" draw:transform="rotate (-0.101927228316468) translate (16.772cm 18.718cm)">
            <text:p/>
            <draw:enhanced-geometry svg:viewBox="0 0 21600 21600" draw:type="rectangle" draw:enhanced-path="M 0 0 L 21600 0 21600 21600 0 21600 0 0 Z N"/>
          </draw:custom-shape>
          <draw:line draw:style-name="gr10" draw:text-style-name="P5" draw:layer="layout" svg:x1="21.574cm" svg:y1="26.146cm" svg:x2="25.13cm" svg:y2="22.717cm">
            <text:p/>
          </draw:line>
          <draw:frame draw:style-name="gr41" draw:text-style-name="P4" draw:layer="layout" svg:width="5.588cm" svg:height="3.095cm" svg:x="23.86cm" svg:y="20.304cm">
            <draw:text-box>
              <text:p>Rotates</text:p>
              <text:p>CORNER_BACK_RIGHT</text:p>
            </draw:text-box>
          </draw:frame>
          <draw:line draw:style-name="gr40" draw:text-style-name="P5" draw:layer="layout" svg:x1="18.907cm" svg:y1="18.907cm" svg:x2="19.288cm" svg:y2="16.113cm">
            <text:p/>
          </draw:line>
          <draw:custom-shape draw:style-name="gr42" draw:text-style-name="P9" draw:layer="layout" svg:width="4.826cm" svg:height="3.428cm" draw:transform="skewX (0.0251327412287182) rotate (0.925897168182992) translate (17.89cm 26.684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3" draw:text-style-name="P8" draw:layer="layout" svg:width="0.889cm" svg:height="1.016cm" svg:x="16.367cm" svg:y="18.2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8" draw:layer="layout" svg:width="0.889cm" svg:height="1.016cm" svg:x="20.304cm" svg:y="25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5" draw:layer="layout" svg:x1="16.875cm" svg:y1="18.653cm" svg:x2="23.733cm" svg:y2="13.7cm">
            <text:p/>
          </draw:line>
          <draw:frame draw:style-name="gr41" draw:text-style-name="P4" draw:layer="layout" svg:width="4.318cm" svg:height="3.095cm" svg:x="23.86cm" svg:y="12.002cm">
            <draw:text-box>
              <text:p>UNTIL proximity LEFT is triggered</text:p>
            </draw:text-box>
          </draw:frame>
        </draw:g>
        <draw:line draw:style-name="gr23" draw:text-style-name="P5" draw:layer="layout" svg:x1="13.827cm" svg:y1="18.272cm" svg:x2="13.827cm" svg:y2="15.351cm">
          <text:p/>
        </draw:line>
        <draw:line draw:style-name="gr23" draw:text-style-name="P5" draw:layer="layout" svg:x1="13.7cm" svg:y1="15.351cm" svg:x2="15.478cm" svg:y2="15.351cm">
          <text:p/>
        </draw:line>
        <draw:line draw:style-name="gr23" draw:text-style-name="P5" draw:layer="layout" svg:x1="15.351cm" svg:y1="15.351cm" svg:x2="15.351cm" svg:y2="9.636cm">
          <text:p/>
        </draw:line>
        <draw:line draw:style-name="gr23" draw:text-style-name="P5" draw:layer="layout" svg:x1="15.351cm" svg:y1="9.636cm" svg:x2="29.067cm" svg:y2="9.636cm">
          <text:p/>
        </draw:line>
        <draw:g>
          <draw:custom-shape draw:style-name="gr38" draw:text-style-name="P8" draw:layer="layout" svg:width="10.414cm" svg:height="0.635cm" svg:x="14.088cm" svg:y="30.083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4.699cm" svg:height="6.731cm" draw:transform="rotate (-0.101927228316468) translate (16.652cm 33.196cm)">
            <text:p/>
            <draw:enhanced-geometry svg:viewBox="0 0 21600 21600" draw:type="rectangle" draw:enhanced-path="M 0 0 L 21600 0 21600 21600 0 21600 0 0 Z N"/>
          </draw:custom-shape>
          <draw:line draw:style-name="gr10" draw:text-style-name="P5" draw:layer="layout" svg:x1="16.367cm" svg:y1="33.385cm" svg:x2="13.7cm" svg:y2="37.068cm">
            <text:p/>
          </draw:line>
          <draw:frame draw:style-name="gr44" draw:text-style-name="P4" draw:layer="layout" svg:width="9.525cm" svg:height="2.54cm" svg:x="8.366cm" svg:y="37.195cm">
            <draw:text-box>
              <text:p>Rotates</text:p>
              <text:p>CORNER_FRONT_LEFT</text:p>
            </draw:text-box>
          </draw:frame>
          <draw:line draw:style-name="gr40" draw:text-style-name="P5" draw:layer="layout" svg:x1="18.787cm" svg:y1="33.385cm" svg:x2="19.168cm" svg:y2="30.591cm">
            <text:p/>
          </draw:line>
          <draw:custom-shape draw:style-name="gr45" draw:text-style-name="P9" draw:layer="layout" svg:width="4.826cm" svg:height="3.429cm" draw:transform="skewX (0.0251327412287183) rotate (0.925897168182992) translate (13.698cm 34.81cm)">
            <text:p/>
  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3" draw:text-style-name="P8" draw:layer="layout" svg:width="0.889cm" svg:height="1.016cm" svg:x="16.247cm" svg:y="3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8" draw:layer="layout" svg:width="0.889cm" svg:height="1.016cm" svg:x="20.812cm" svg:y="33.1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5" draw:layer="layout" svg:x1="21.32cm" svg:y1="33.385cm" svg:x2="24.495cm" svg:y2="32.242cm">
            <text:p/>
          </draw:line>
          <draw:frame draw:style-name="gr41" draw:text-style-name="P4" draw:layer="layout" svg:width="4.318cm" svg:height="3.095cm" svg:x="24.622cm" svg:y="31.052cm">
            <draw:text-box>
              <text:p>UNTIL proximity RIGHT is triggered</text:p>
            </draw:text-box>
          </draw:frame>
        </draw:g>
        <draw:custom-shape draw:style-name="gr38" draw:text-style-name="P8" draw:layer="layout" svg:width="10.414cm" svg:height="0.635cm" svg:x="0.365cm" svg:y="2.651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46" draw:text-style-name="P8" draw:layer="layout" svg:width="2.794cm" svg:height="2.667cm" svg:x="1.889cm" svg:y="2.778cm">
          <text:p text:style-name="P1">PK</text:p>
          <draw:enhanced-geometry svg:viewBox="0 0 21600 21600" draw:type="rectangle" draw:enhanced-path="M 0 0 L 21600 0 21600 21600 0 21600 0 0 Z N"/>
        </draw:custom-shape>
        <draw:custom-shape draw:style-name="gr47" draw:text-style-name="P10" draw:layer="layout" svg:width="2.794cm" svg:height="2.667cm" svg:x="2.016cm" svg:y="37.449cm">
          <text:p text:style-name="P1">PL</text:p>
          <draw:enhanced-geometry svg:viewBox="0 0 21600 21600" draw:type="rectangle" draw:enhanced-path="M 0 0 L 21600 0 21600 21600 0 21600 0 0 Z N"/>
        </draw:custom-shape>
        <draw:line draw:style-name="gr48" draw:text-style-name="P5" draw:layer="layout" svg:x1="1.381cm" svg:y1="5.445cm" svg:x2="1.381cm" svg:y2="37.576cm">
          <text:p/>
        </draw:line>
        <draw:line draw:style-name="gr49" draw:text-style-name="P11" draw:layer="layout" svg:x1="3.286cm" svg:y1="5.445cm" svg:x2="3.286cm" svg:y2="37.576cm">
          <text:p/>
        </draw:line>
        <draw:line draw:style-name="gr48" draw:text-style-name="P5" draw:layer="layout" svg:x1="5.318cm" svg:y1="5.445cm" svg:x2="5.318cm" svg:y2="37.576cm">
          <text:p/>
        </draw:line>
        <draw:frame draw:style-name="gr50" draw:text-style-name="P13" draw:layer="layout" svg:width="20.32cm" svg:height="16.002cm" svg:x="7.985cm" svg:y="1.381cm">
          <draw:text-box>
            <text:p text:style-name="P12"><text:span text:style-name="T4">Subt</text:span><text:span text:style-name="T4">asks</text:span><text:span text:style-name="T5">: </text:span></text:p>
            <text:p text:style-name="P12"><text:span text:style-name="T5">1. </text:span><text:span text:style-name="T5">chas</text:span><text:span text:style-name="T5">sis_c</text:span><text:span text:style-name="T5">alibra</text:span><text:span text:style-name="T5">te(sel</text:span><text:span text:style-name="T5">f </text:span><text:span text:style-name="T5">align </text:span><text:span text:style-name="T5">black </text:span><text:span text:style-name="T5">line)</text:span></text:p>
            <text:p text:style-name="P12"><text:span text:style-name="T5">2.</text:span><text:span text:style-name="T6"> </text:span><text:span text:style-name="T6">drive</text:span><text:span text:style-name="T6">_until</text:span><text:span text:style-name="T6">_nest</text:span></text:p>
            <text:p text:style-name="P12"><text:span text:style-name="T5">3. </text:span><text:span text:style-name="T5">chec</text:span><text:span text:style-name="T5">k_ne</text:span><text:span text:style-name="T5">st_ty</text:span><text:span text:style-name="T5">pe</text:span></text:p>
            <text:p text:style-name="P12"><text:span text:style-name="T5">3a.if </text:span><text:span text:style-name="T5">“pick</text:span><text:span text:style-name="T5">”→</text:span><text:span text:style-name="T7">att</text:span><text:span text:style-name="T7">ach</text:span><text:span text:style-name="T5"> </text:span><text:span text:style-name="T5">→sc</text:span><text:span text:style-name="T5">an→ </text:span><text:span text:style-name="T5">gras</text:span><text:span text:style-name="T5">p </text:span><text:span text:style-name="T5">→</text:span><text:span text:style-name="T7">det</text:span><text:span text:style-name="T7">ach</text:span><text:span text:style-name="T5">→ </text:span><text:span text:style-name="T5">enter </text:span><text:span text:style-name="T5">loop</text:span></text:p>
            <text:p text:style-name="P12"><text:span text:style-name="T8">3b.if </text:span><text:span text:style-name="T8">“plac</text:span><text:span text:style-name="T8">e” → </text:span><text:span text:style-name="T8">place</text:span><text:span text:style-name="T8">_egg </text:span><text:span text:style-name="T8">→</text:span><text:span text:style-name="T9">det</text:span><text:span text:style-name="T9">ach</text:span><text:span text:style-name="T5">→ </text:span><text:span text:style-name="T5">enter </text:span><text:span text:style-name="T5">loop</text:span></text:p>
            <text:p text:style-name="P12"><text:span text:style-name="T5">4. </text:span><text:span text:style-name="T5">loop:</text:span></text:p>
            <text:p text:style-name="P12"><text:span text:style-name="T5">4a.</text:span><text:span text:style-name="T7">dr</text:span><text:span text:style-name="T7">ive </text:span><text:span text:style-name="T7">until </text:span><text:span text:style-name="T7">nest </text:span><text:span text:style-name="T7">(PL</text:span><text:span text:style-name="T7">→PK</text:span><text:span text:style-name="T7">)</text:span></text:p>
            <text:p text:style-name="P12"><text:span text:style-name="T5">4b.</text:span><text:span text:style-name="T10">at</text:span><text:span text:style-name="T10">tach</text:span></text:p>
            <text:p text:style-name="P12"><text:span text:style-name="T5">4c.gr</text:span><text:span text:style-name="T5">asp</text:span></text:p>
            <text:p text:style-name="P12"><text:span text:style-name="T5">4d.</text:span><text:span text:style-name="T7">de</text:span><text:span text:style-name="T7">tach</text:span></text:p>
            <text:p text:style-name="P12"><text:span text:style-name="T5">4e.</text:span><text:span text:style-name="T7">dr</text:span><text:span text:style-name="T7">ive </text:span><text:span text:style-name="T7">until </text:span><text:span text:style-name="T7">nest(</text:span><text:span text:style-name="T7">PK→</text:span><text:span text:style-name="T7">PL)</text:span></text:p>
            <text:p text:style-name="P12"><text:span text:style-name="T5">4f.pla</text:span><text:span text:style-name="T5">ce</text:span></text:p>
            <text:p text:style-name="P12"><text:span text:style-name="T8">4g.</text:span><text:span text:style-name="T7">de</text:span><text:span text:style-name="T7">tach</text:span></text:p>
          </draw:text-box>
        </draw:frame>
        <draw:custom-shape draw:style-name="gr51" draw:text-style-name="P2" xml:id="id14" draw:id="id14" draw:layer="layout" svg:width="5.715cm" svg:height="5.207cm" svg:x="16.24cm" svg:y="29.194cm">
          <text:p text:style-name="P1">ne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8" xml:id="id15" draw:id="id15" draw:layer="layout" svg:width="5.334cm" svg:height="2.54cm" svg:x="11.795cm" svg:y="35.798cm">
          <text:p text:style-name="P1">pick</text:p>
          <draw:enhanced-geometry svg:viewBox="0 0 21600 21600" draw:type="rectangle" draw:enhanced-path="M 0 0 L 21600 0 21600 21600 0 21600 0 0 Z N"/>
        </draw:custom-shape>
        <draw:custom-shape draw:style-name="gr53" draw:text-style-name="P10" xml:id="id16" draw:id="id16" draw:layer="layout" svg:width="5.334cm" svg:height="2.54cm" svg:x="21.701cm" svg:y="35.798cm">
          <text:p text:style-name="P1">place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6.24cm" svg:y1="31.798cm" svg:x2="14.462cm" svg:y2="35.798cm" draw:start-shape="id14" draw:start-glue-point="5" draw:end-shape="id15" draw:end-glue-point="0" svg:d="M16240 31798h-1778v4000" svg:viewBox="0 0 1779 4001">
          <text:p/>
        </draw:connector>
        <draw:connector draw:style-name="gr8" draw:text-style-name="P1" draw:layer="layout" svg:x1="21.955cm" svg:y1="31.798cm" svg:x2="24.368cm" svg:y2="35.798cm" draw:start-shape="id14" draw:start-glue-point="7" draw:end-shape="id16" svg:d="M21955 31798h2413v4000" svg:viewBox="0 0 2414 4001">
          <text:p/>
        </draw:connector>
      </draw:page>
      <draw:page draw:name="page6" draw:style-name="dp1" draw:master-page-name="Default">
        <draw:custom-shape draw:style-name="gr54" draw:text-style-name="P2" draw:layer="layout" svg:width="8.89cm" svg:height="4.191cm" svg:x="18.526cm" svg:y="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16.891cm" svg:height="10.541cm" svg:x="0.619cm" svg:y="15.6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636cm" svg:height="1.651cm" svg:x="4.556cm" svg:y="1.762cm">
          <text:p text:style-name="P1">driveUntil_LaserTrig</text:p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9.525cm" svg:height="4.191cm" svg:x="4.048cm" svg:y="4.683cm">
          <text:p text:style-name="P1">debug_error == NO_ERR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5" draw:layer="layout" svg:x1="13.573cm" svg:y1="6.715cm" svg:x2="20.431cm" svg:y2="6.715cm">
          <text:p/>
        </draw:line>
        <draw:frame draw:style-name="gr57" draw:text-style-name="P4" draw:layer="layout" svg:width="5.969cm" svg:height="0.962cm" svg:x="20.177cm" svg:y="6.334cm">
          <draw:text-box>
            <text:p>TERMINATE</text:p>
          </draw:text-box>
        </draw:frame>
        <draw:custom-shape draw:style-name="gr58" draw:text-style-name="P2" draw:layer="layout" svg:width="9.525cm" svg:height="2.159cm" svg:x="3.667cm" svg:y="9.255cm">
          <text:p text:style-name="P1">switch (laser_switch_selected)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636cm" svg:height="1.651cm" svg:x="4.048cm" svg:y="13.573cm">
          <text:p text:style-name="P1">runUntil_ctSpeed</text:p>
          <draw:enhanced-geometry svg:viewBox="0 0 21600 21600" draw:type="rectangle" draw:enhanced-path="M 0 0 L 21600 0 21600 21600 0 21600 0 0 Z N"/>
        </draw:custom-shape>
        <draw:frame draw:style-name="gr57" draw:text-style-name="P4" draw:layer="layout" svg:width="10.033cm" svg:height="0.962cm" svg:x="4.048cm" svg:y="12.684cm">
          <draw:text-box>
            <text:p>FOR EACH WHEEL EXECUTE:</text:p>
          </draw:text-box>
        </draw:frame>
        <draw:custom-shape draw:style-name="gr59" draw:text-style-name="P2" draw:layer="layout" svg:width="11.176cm" svg:height="4.191cm" svg:x="3.54cm" svg:y="15.986cm">
          <text:p text:style-name="P1">(digitalRead(LASER PIN) == HIGH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2" draw:layer="layout" svg:width="14.859cm" svg:height="2.286cm" svg:x="1.635cm" svg:y="21.32cm">
          <text:p text:style-name="P1">_LASER_TRIGGERED == true =&gt;</text:p>
          <text:p text:style-name="P1"><text:s/>_TERMINATE_MOTION = true;</text:p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2.794cm" svg:height="3.429cm" draw:transform="rotate (-1.4479251474545) translate (18.819cm 18.7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2" draw:text-style-name="P1" draw:layer="layout" svg:width="3.556cm" svg:height="2.032cm" svg:x="14.335cm" svg:y="1.7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3" draw:text-style-name="P4" draw:layer="layout" svg:width="8.001cm" svg:height="3.095cm" svg:x="19.288cm" svg:y="1.508cm">
          <draw:text-box>
            <text:p>Ptr2RobotWheel</text:p>
            <text:p>WHEEL_DIRS</text:p>
            <text:p>laser_switch_selected</text:p>
            <text:p>debug_err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03T19:01:53.684955433</meta:creation-date>
    <dc:date>2021-03-07T00:32:43.002845607</dc:date>
    <meta:editing-duration>PT9H27M20S</meta:editing-duration>
    <meta:editing-cycles>31</meta:editing-cycles>
    <meta:generator>LibreOffice/6.0.7.3$Linux_X86_64 LibreOffice_project/00m0$Build-3</meta:generator>
    <meta:document-statistic meta:object-count="131"/>
  </office:meta>
</office:document-meta>
</file>